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bold" officeooo:rsid="000d8482" officeooo:paragraph-rsid="000d848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1pt" fo:letter-spacing="normal" fo:font-style="normal" fo:font-weight="normal" officeooo:rsid="000d8482" officeooo:paragraph-rsid="000d8482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font-size="14pt" fo:letter-spacing="normal" fo:font-style="normal" fo:font-weight="normal" officeooo:rsid="000d8482" officeooo:paragraph-rsid="000d848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0d8482" officeooo:paragraph-rsid="000d8482" style:font-weight-asian="normal" style:font-weight-complex="normal"/>
    </style:style>
    <style:style style:name="T1" style:family="text">
      <style:text-properties fo:color="#d8d8d8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ment:</text:p>
      <text:p text:style-name="P1">We have completed module 5 and Now you must have a basic understanding of File Handling and Exception handling. Now, teacher wants the students to submit the assignments based on this module. So, as a Java Programmer, write a program to automate assignment submission process. </text:p>
      <text:p text:style-name="P1">(Read the assignment file and write the answers into AssignSoln file.)</text:p>
      <text:p text:style-name="P1"/>
      <text:p text:style-name="P2">input code:</text:p>
      <text:p text:style-name="P3"/>
      <text:p text:style-name="P3">package module01;</text:p>
      <text:p text:style-name="P3"/>
      <text:p text:style-name="P3">import java.io.BufferedReader;</text:p>
      <text:p text:style-name="P3">import java.io.BufferedWriter;</text:p>
      <text:p text:style-name="P3">import java.io.FileNotFoundException;</text:p>
      <text:p text:style-name="P3">import java.io.FileReader;</text:p>
      <text:p text:style-name="P3">import java.io.FileWriter;</text:p>
      <text:p text:style-name="P3">import java.io.IOException;</text:p>
      <text:p text:style-name="P3">import java.io.InputStreamReader;</text:p>
      <text:p text:style-name="P3">import java.util.Scanner;</text:p>
      <text:p text:style-name="P3"/>
      <text:p text:style-name="P3">public class assignemtAutomation {</text:p>
      <text:p text:style-name="P3"><text:tab/></text:p>
      <text:p text:style-name="P3"><text:tab/>public static void main(String[] args) throws IOException {</text:p>
      <text:p text:style-name="P3"><text:tab/><text:tab/>int ch; </text:p>
      <text:p text:style-name="P3"><text:tab/><text:tab/>Scanner sc= new Scanner(System.in);</text:p>
      <text:p text:style-name="P3"><text:s text:c="8"/>FileReader fr=null; </text:p>
      <text:p text:style-name="P3"><text:s text:c="8"/>try</text:p>
      <text:p text:style-name="P3"><text:s text:c="8"/>{ </text:p>
      <text:p text:style-name="P3"><text:s text:c="12"/>fr = new FileReader("/home/tanuja/Desktop/text.txt"); </text:p>
      <text:p text:style-name="P3"><text:s text:c="8"/>} </text:p>
      <text:p text:style-name="P3"><text:s text:c="8"/>catch (FileNotFoundException fe) </text:p>
      <text:p text:style-name="P3"><text:s text:c="8"/>{ </text:p>
      <text:p text:style-name="P3"><text:s text:c="12"/>System.out.println("File not found"); </text:p>
      <text:p text:style-name="P3"><text:s text:c="8"/>} </text:p>
      <text:p text:style-name="P3"><text:s text:c="8"/>while ((ch=fr.read())!=-1) </text:p>
      <text:p text:style-name="P3"><text:s text:c="12"/>System.out.print((char)ch); </text:p>
      <text:p text:style-name="P3"><text:s text:c="8"/>fr.close(); </text:p>
      <text:p text:style-name="P3"><text:s text:c="8"/></text:p>
      <text:p text:style-name="P3"><text:s text:c="8"/></text:p>
      <text:p text:style-name="P3"><text:s text:c="8"/>System.out.println("\nEnter your answer below:");</text:p>
      <text:p text:style-name="P3"><text:s text:c="8"/></text:p>
      <text:p text:style-name="P3"><text:s text:c="8"/>String filename= "/home/tanuja/Desktop/output.txt";</text:p>
      <text:p text:style-name="P3"><text:tab/><text:tab/>String s;</text:p>
      <text:p text:style-name="P3"><text:tab/><text:tab/>do</text:p>
      <text:p text:style-name="P3"><text:tab/><text:tab/>{</text:p>
      <text:p text:style-name="P3"><text:tab/><text:tab/><text:tab/></text:p>
      <text:p text:style-name="P3"><text:tab/><text:tab/><text:tab/>s= sc.nextLine();</text:p>
      <text:p text:style-name="P3"><text:tab/><text:tab/><text:tab/>try { </text:p>
      <text:p text:style-name="P3"><text:tab/><text:tab/><text:tab/><text:tab/> <text:s/></text:p>
      <text:p text:style-name="P3"><text:tab/> <text:s text:c="11"/>// Open given file in append mode. </text:p>
      <text:p text:style-name="P3"><text:tab/> <text:s text:c="11"/>BufferedWriter out = new BufferedWriter( new FileWriter(filename, true)); </text:p>
      <text:p text:style-name="P3"><text:tab/> <text:s text:c="11"/>out.write(s); </text:p>
      <text:p text:style-name="P3"><text:tab/> <text:s text:c="11"/>out.append('\n');</text:p>
      <text:p text:style-name="P3"><text:tab/> <text:s text:c="11"/>out.close(); </text:p>
      <text:p text:style-name="P3"><text:tab/> <text:s text:c="7"/>} </text:p>
      <text:p text:style-name="P3"><text:tab/> <text:s text:c="7"/>catch (IOException e) { </text:p>
      <text:p text:style-name="P3"><text:tab/> <text:s text:c="11"/>System.out.println("exception occoured" + e); </text:p>
      <text:p text:style-name="P3"><text:soft-page-break/><text:tab/> <text:s text:c="7"/>}</text:p>
      <text:p text:style-name="P3"><text:tab/><text:tab/><text:tab/></text:p>
      <text:p text:style-name="P3"><text:tab/><text:tab/>}while(s.length() != 0);</text:p>
      <text:p text:style-name="P3"><text:s text:c="8"/></text:p>
      <text:p text:style-name="P3"><text:s text:c="8"/></text:p>
      <text:p text:style-name="P3"><text:s text:c="8"/></text:p>
      <text:p text:style-name="P3"><text:s text:c="8"/></text:p>
      <text:p text:style-name="P3"><text:tab/><text:tab/></text:p>
      <text:p text:style-name="P3"><text:tab/>}</text:p>
      <text:p text:style-name="P3"/>
      <text:p text:style-name="P3">}</text:p>
      <text:p text:style-name="P3"/>
      <text:p text:style-name="P3">Assignment.txt:</text:p>
      <text:p text:style-name="P3">write a program to add two numbers.</text:p>
      <text:p text:style-name="P3"/>
      <text:p text:style-name="P2">output:</text:p>
      <text:p text:style-name="P2"/>
      <text:p text:style-name="P4"><text:span text:style-name="T2">write a program to add two numbers.</text:span></text:p>
      <text:p text:style-name="P5"/>
      <text:p text:style-name="P6"><text:span text:style-name="T2">Enter your answer below:</text:span></text:p>
      <text:p text:style-name="P6"><text:span text:style-name="T2">#include&lt;stdio.h&gt;</text:span></text:p>
      <text:p text:style-name="P6"><text:span text:style-name="T2">#include&lt;iostream&gt;</text:span></text:p>
      <text:p text:style-name="P6"><text:span text:style-name="T2">using name space std;</text:span></text:p>
      <text:p text:style-name="P6"><text:span text:style-name="T2">int main()</text:span></text:p>
      <text:p text:style-name="P6"><text:span text:style-name="T2">{</text:span></text:p>
      <text:p text:style-name="P6"><text:span text:style-name="T2">int a=5;</text:span></text:p>
      <text:p text:style-name="P6"><text:span text:style-name="T2">int b=6;</text:span></text:p>
      <text:p text:style-name="P6"><text:span text:style-name="T2">int c=a+b;</text:span></text:p>
      <text:p text:style-name="P6"><text:span text:style-name="T2">cout&lt;&lt;"addition of two numbers is:"&lt;&lt;c;</text:span></text:p>
      <text:p text:style-name="P6"><text:span text:style-name="T2">return 0;</text:span></text:p>
      <text:p text:style-name="P6"><text:span text:style-name="T2">}</text:span></text:p>
      <text:p text:style-name="P6"><text:span text:style-name="T2"/></text:p>
      <text:p text:style-name="P6"><text:span text:style-name="T2"/></text:p>
      <text:p text:style-name="P7"><text:span text:style-name="T2">After exection of program, Assignment solution file will include:</text:span></text:p>
      <text:p text:style-name="P7"><text:span text:style-name="T2"/></text:p>
      <text:p text:style-name="P7"><text:span text:style-name="T2">#include&lt;stdio.h&gt;</text:span></text:p>
      <text:p text:style-name="P7"><text:span text:style-name="T2">#include&lt;iostream&gt;</text:span></text:p>
      <text:p text:style-name="P7"><text:span text:style-name="T2">using name space std;</text:span></text:p>
      <text:p text:style-name="P7"><text:span text:style-name="T2">int main()</text:span></text:p>
      <text:p text:style-name="P7"><text:span text:style-name="T2">{</text:span></text:p>
      <text:p text:style-name="P7"><text:span text:style-name="T2">int a=5;</text:span></text:p>
      <text:p text:style-name="P7"><text:span text:style-name="T2">int b=6;</text:span></text:p>
      <text:p text:style-name="P7"><text:span text:style-name="T2">int c=a+b;</text:span></text:p>
      <text:p text:style-name="P7"><text:span text:style-name="T2">cout&lt;&lt;"addition of two numbers is:"&lt;&lt;c;</text:span></text:p>
      <text:p text:style-name="P7"><text:span text:style-name="T2">return 0;</text:span></text:p>
      <text:p text:style-name="P7"><text:span text:style-name="T2"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2:17:40.326402125</meta:creation-date>
    <meta:generator>LibreOffice/6.0.7.3$Linux_X86_64 LibreOffice_project/00m0$Build-3</meta:generator>
    <dc:date>2020-04-14T12:23:13.087620378</dc:date>
    <meta:editing-duration>PT5M33S</meta:editing-duration>
    <meta:editing-cycles>1</meta:editing-cycles>
    <meta:document-statistic meta:table-count="0" meta:image-count="0" meta:object-count="0" meta:page-count="2" meta:paragraph-count="88" meta:word-count="239" meta:character-count="2150" meta:non-whitespace-character-count="1646"/>
  </office:meta>
</office:document-meta>
</file>